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5.3cm"/>
    </style:style>
    <style:style style:name="gr3" style:family="graphic" style:parent-style-name="standard">
      <style:graphic-properties draw:textarea-horizontal-align="justify" draw:textarea-vertical-align="middle" draw:auto-grow-height="false" fo:min-height="0.294cm" fo:min-width="1.318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3.06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4.06cm"/>
    </style:style>
    <style:style style:name="gr6" style:family="graphic" style:parent-style-name="standard">
      <style:graphic-properties draw:textarea-horizontal-align="justify" draw:textarea-vertical-align="middle" draw:auto-grow-height="false" fo:min-height="0.209cm" fo:min-width="1.318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4.2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6.5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3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2.514cm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1.95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5.1cm"/>
    </style:style>
    <style:style style:name="gr14" style:family="graphic" style:parent-style-name="standard">
      <style:graphic-properties draw:textarea-horizontal-align="justify" draw:textarea-vertical-align="middle" draw:auto-grow-height="false" fo:min-height="0.2cm" fo:min-width="1.15cm"/>
    </style:style>
    <style:style style:name="gr15" style:family="graphic" style:parent-style-name="standard">
      <style:graphic-properties draw:textarea-horizontal-align="justify" draw:textarea-vertical-align="middle" draw:auto-grow-height="false" fo:min-height="0.45cm" fo:min-width="7.2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4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514cm"/>
    </style:style>
    <style:style style:name="gr18" style:family="graphic" style:parent-style-name="standard">
      <style:graphic-properties draw:textarea-horizontal-align="justify" draw:textarea-vertical-align="middle" draw:auto-grow-height="false" fo:min-height="0.45cm" fo:min-width="6.557cm"/>
    </style:style>
    <style:style style:name="gr19" style:family="graphic" style:parent-style-name="standard">
      <style:graphic-properties draw:textarea-horizontal-align="justify" draw:textarea-vertical-align="middle" draw:auto-grow-height="false" fo:min-height="0.35cm" fo:min-width="1.2cm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4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5cm" fo:min-width="2.514cm"/>
    </style:style>
    <style:style style:name="gr22" style:family="graphic" style:parent-style-name="standard">
      <style:graphic-properties draw:textarea-horizontal-align="justify" draw:textarea-vertical-align="middle" draw:auto-grow-height="false" fo:min-height="0.5cm" fo:min-width="1.3cm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4.6cm"/>
    </style:style>
    <style:style style:name="gr24" style:family="graphic" style:parent-style-name="standard">
      <style:graphic-properties draw:textarea-horizontal-align="justify" draw:textarea-vertical-align="middle" draw:auto-grow-height="false" fo:min-height="0.35cm" fo:min-width="1.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2.5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2.514cm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5.6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loext:graphic-properties draw:fill="none" draw:fill-color="#ffffff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cm" svg:height="0.7cm" svg:x="7cm" svg:y="1.716cm">
          <text:p text:style-name="P1">Load extens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" draw:id="id2" draw:layer="layout" svg:width="5.8cm" svg:height="0.7cm" svg:x="5.775cm" svg:y="3.116cm">
          <text:p text:style-name="P1">Query state from 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.636cm" svg:height="1.086cm" svg:x="6.858cm" svg:y="4.514cm">
          <text:p text:style-name="P1">Logged in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22" draw:id="id22" draw:layer="layout" svg:width="3.56cm" svg:height="0.7cm" svg:x="2.8cm" svg:y="7.4cm">
          <text:p text:style-name="P1">Active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4.56cm" svg:height="0.7cm" svg:x="12.7cm" svg:y="4.704cm">
          <text:p text:style-name="P1">Not Connected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5" draw:id="id5" draw:layer="layout" svg:width="3.636cm" svg:height="0.917cm" svg:x="6.864cm" svg:y="6.283cm">
          <text:p text:style-name="P1">Started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6" draw:id="id6" draw:layer="layout" svg:width="3.4cm" svg:height="0.7cm" svg:x="11.396cm" svg:y="7.4cm">
          <text:p text:style-name="P1">Paused stat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1" xml:id="id7" draw:id="id7" draw:layer="layout" svg:width="4.72cm" svg:height="0.7cm" svg:x="6.316cm" svg:y="8.331cm">
          <text:p text:style-name="P1">Click toolbar butt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draw:type="line" svg:x1="8.669cm" svg:y1="1.1cm" svg:x2="8.7cm" svg:y2="1.716cm" draw:end-shape="id1" draw:end-glue-point="4" svg:d="M8669 1100l31 616" svg:viewBox="0 0 32 617">
          <text:p/>
        </draw:connector>
        <draw:connector draw:style-name="gr8" draw:text-style-name="P2" draw:layer="layout" draw:type="line" svg:x1="8.7cm" svg:y1="2.416cm" svg:x2="8.675cm" svg:y2="3.116cm" draw:start-shape="id1" draw:start-glue-point="6" draw:end-shape="id2" draw:end-glue-point="4" svg:d="M8700 2416l-25 700" svg:viewBox="0 0 26 701">
          <text:p/>
        </draw:connector>
        <draw:connector draw:style-name="gr8" draw:text-style-name="P2" draw:layer="layout" draw:type="line" svg:x1="8.675cm" svg:y1="3.816cm" svg:x2="8.676cm" svg:y2="4.514cm" draw:start-shape="id2" draw:start-glue-point="6" draw:end-shape="id3" draw:end-glue-point="4" svg:d="M8675 3816l1 698" svg:viewBox="0 0 2 699">
          <text:p/>
        </draw:connector>
        <draw:connector draw:style-name="gr8" draw:text-style-name="P2" draw:layer="layout" draw:type="line" svg:x1="10.494cm" svg:y1="5.057cm" svg:x2="12.7cm" svg:y2="5.054cm" draw:start-shape="id3" draw:start-glue-point="7" draw:end-shape="id4" draw:end-glue-point="5" svg:d="M10494 5057l2206-3" svg:viewBox="0 0 2207 4">
          <text:p/>
        </draw:connector>
        <draw:connector draw:style-name="gr8" draw:text-style-name="P2" draw:layer="layout" draw:type="line" svg:x1="8.676cm" svg:y1="5.6cm" svg:x2="8.682cm" svg:y2="6.283cm" draw:start-shape="id3" draw:start-glue-point="6" draw:end-shape="id5" draw:end-glue-point="4" svg:d="M8676 5600l6 683" svg:viewBox="0 0 7 684">
          <text:p/>
        </draw:connector>
        <draw:connector draw:style-name="gr8" draw:text-style-name="P2" draw:layer="layout" svg:x1="11.396cm" svg:y1="7.75cm" svg:x2="8.676cm" svg:y2="8.331cm" draw:start-shape="id6" draw:end-shape="id7" draw:end-glue-point="4" svg:d="M11396 7750h-2720v581" svg:viewBox="0 0 2721 582">
          <text:p/>
        </draw:connector>
        <draw:connector draw:style-name="gr8" draw:text-style-name="P2" draw:layer="layout" svg:x1="14.98cm" svg:y1="5.404cm" svg:x2="11.036cm" svg:y2="8.681cm" draw:start-shape="id4" draw:start-glue-point="6" draw:end-shape="id7" draw:end-glue-point="7" svg:d="M14980 5404v3277h-3944" svg:viewBox="0 0 3945 3278">
          <text:p/>
        </draw:connector>
        <draw:custom-shape draw:style-name="gr9" draw:text-style-name="P1" xml:id="id25" draw:id="id25" draw:layer="layout" svg:width="7cm" svg:height="0.7cm" svg:x="11.7cm" svg:y="12.5cm">
          <text:p text:style-name="P1">Connect to server (pop-up is open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21" draw:id="id21" draw:layer="layout" svg:width="4cm" svg:height="0.7cm" svg:x="6.7cm" svg:y="9.681cm">
          <text:p text:style-name="P1">Display <text:span text:style-name="T1">pop-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4" draw:layer="layout" svg:width="4.1cm" svg:height="0.725cm" svg:x="15cm" svg:y="8.375cm">
          <draw:text-box>
            <text:p text:style-name="P3">Active or paused</text:p>
          </draw:text-box>
        </draw:frame>
        <draw:custom-shape draw:style-name="gr12" draw:text-style-name="P1" xml:id="id8" draw:id="id8" draw:layer="layout" svg:width="4.9cm" svg:height="1.8cm" svg:x="6.2cm" svg:y="13.7cm">
          <text:p text:style-name="P1">SignalR connected 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3" draw:text-style-name="P1" xml:id="id11" draw:id="id11" draw:layer="layout" svg:width="5.6cm" svg:height="0.7cm" svg:x="7.5cm" svg:y="19.5cm">
          <text:p text:style-name="P1"><text:span text:style-name="T1">Show A</text:span>ctive Task on <text:span text:style-name="T1">pop-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9" draw:id="id9" draw:layer="layout" svg:width="3.3cm" svg:height="0.9cm" svg:x="7cm" svg:y="16.2cm">
          <text:p text:style-name="P1">Started 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8" draw:text-style-name="P2" draw:layer="layout" draw:type="line" svg:x1="8.65cm" svg:y1="15.5cm" svg:x2="8.65cm" svg:y2="16.2cm" draw:start-shape="id8" draw:start-glue-point="6" draw:end-shape="id9" draw:end-glue-point="4" svg:d="M8650 15500v700" svg:viewBox="0 0 1 701">
          <text:p/>
        </draw:connector>
        <draw:custom-shape draw:style-name="gr15" draw:text-style-name="P1" xml:id="id10" draw:id="id10" draw:layer="layout" svg:width="7.7cm" svg:height="0.7cm" svg:x="12.2cm" svg:y="14.3cm">
          <text:p text:style-name="P1">Show alert on <text:span text:style-name="T1">pop-up</text:span> with Refresh link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2" draw:layer="layout" draw:type="line" svg:x1="11.1cm" svg:y1="14.6cm" svg:x2="12.2cm" svg:y2="14.65cm" draw:start-shape="id8" draw:start-glue-point="7" draw:end-shape="id10" draw:end-glue-point="5" svg:d="M11100 14600l1100 50" svg:viewBox="0 0 1101 51">
          <text:p/>
        </draw:connector>
        <draw:custom-shape draw:style-name="gr16" draw:text-style-name="P1" xml:id="id14" draw:id="id14" draw:layer="layout" svg:width="5.2cm" svg:height="0.7cm" svg:x="14.7cm" svg:y="18.6cm">
          <text:p text:style-name="P1"><text:span text:style-name="T1">Show New Task</text:span> on <text:span text:style-name="T1">pop-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4" draw:layer="layout" svg:width="2.2cm" svg:height="0.725cm" svg:x="10.2cm" svg:y="15.975cm">
          <draw:text-box>
            <text:p text:style-name="P3">No</text:p>
          </draw:text-box>
        </draw:frame>
        <draw:custom-shape draw:style-name="gr18" draw:text-style-name="P1" xml:id="id19" draw:id="id19" draw:layer="layout" svg:width="7.057cm" svg:height="0.7cm" svg:x="6.743cm" svg:y="27.5cm">
          <text:p text:style-name="P1">Start, stop, fix timer or edit time ent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xml:id="id12" draw:id="id12" draw:layer="layout" svg:width="3.4cm" svg:height="1.2cm" svg:x="8.6cm" svg:y="20.8cm">
          <text:p text:style-name="P1">Action is..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5" draw:layer="layout" draw:type="line" svg:x1="10.3cm" svg:y1="20.2cm" svg:x2="10.3cm" svg:y2="20.8cm" draw:start-shape="id11" draw:start-glue-point="6" draw:end-shape="id12" draw:end-glue-point="4" svg:d="M10300 20200v600" svg:viewBox="0 0 1 601">
          <text:p/>
        </draw:connector>
        <draw:custom-shape draw:style-name="gr20" draw:text-style-name="P1" xml:id="id16" draw:id="id16" draw:layer="layout" svg:width="5cm" svg:height="0.7cm" svg:x="4.9cm" svg:y="22.1cm">
          <text:p text:style-name="P1"><text:span text:style-name="T1">Show Edit Task</text:span> on <text:span text:style-name="T1">pop-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4" draw:layer="layout" svg:width="2.6cm" svg:height="0.725cm" svg:x="12.2cm" svg:y="20.775cm">
          <draw:text-box>
            <text:p text:style-name="P3">New Task</text:p>
          </draw:text-box>
        </draw:frame>
        <draw:frame draw:style-name="gr11" draw:text-style-name="P4" draw:layer="layout" svg:width="2.6cm" svg:height="0.725cm" svg:x="7.3cm" svg:y="20.8cm">
          <draw:text-box>
            <text:p text:style-name="P3">Edit</text:p>
          </draw:text-box>
        </draw:frame>
        <draw:custom-shape draw:style-name="gr22" draw:text-style-name="P1" xml:id="id13" draw:id="id13" draw:layer="layout" svg:width="3.6cm" svg:height="1.5cm" svg:x="2.6cm" svg:y="17.231cm">
          <text:p text:style-name="P1">Long Timer 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8" draw:text-style-name="P5" draw:layer="layout" svg:x1="7cm" svg:y1="16.65cm" svg:x2="4.4cm" svg:y2="17.231cm" draw:start-shape="id9" draw:start-glue-point="5" draw:end-shape="id13" draw:end-glue-point="4" svg:d="M7000 16650h-2600v581" svg:viewBox="0 0 2601 582">
          <text:p/>
        </draw:connector>
        <draw:connector draw:style-name="gr8" draw:text-style-name="P5" draw:layer="layout" svg:x1="10.3cm" svg:y1="16.65cm" svg:x2="17.3cm" svg:y2="18.6cm" draw:start-shape="id9" draw:start-glue-point="7" draw:end-shape="id14" draw:end-glue-point="4" svg:d="M10300 16650h7000v1950" svg:viewBox="0 0 7001 1951">
          <text:p/>
        </draw:connector>
        <draw:custom-shape draw:style-name="gr23" draw:text-style-name="P1" xml:id="id15" draw:id="id15" draw:layer="layout" svg:width="5.1cm" svg:height="0.7cm" svg:x="1.8cm" svg:y="19.4cm">
          <text:p text:style-name="P1"><text:span text:style-name="T1">Show Fix Timer</text:span> on <text:span text:style-name="T1">pop-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4.4cm" svg:y1="18.731cm" svg:x2="4.35cm" svg:y2="19.4cm" draw:start-shape="id13" draw:start-glue-point="6" draw:end-shape="id15" draw:end-glue-point="4" svg:d="M4400 18731l-50 669" svg:viewBox="0 0 51 670">
          <text:p/>
        </draw:connector>
        <draw:connector draw:style-name="gr8" draw:text-style-name="P5" draw:layer="layout" svg:x1="6.2cm" svg:y1="17.981cm" svg:x2="10.3cm" svg:y2="19.5cm" draw:start-shape="id13" draw:start-glue-point="7" draw:end-shape="id11" draw:end-glue-point="4" svg:d="M6200 17981h4100v1519" svg:viewBox="0 0 4101 1520">
          <text:p/>
        </draw:connector>
        <draw:connector draw:style-name="gr8" draw:text-style-name="P5" draw:layer="layout" svg:x1="12cm" svg:y1="21.4cm" svg:x2="14.7cm" svg:y2="18.95cm" draw:start-shape="id12" draw:start-glue-point="7" draw:end-shape="id14" svg:d="M12000 21400h1351v-2450h1349" svg:viewBox="0 0 2701 2451">
          <text:p/>
        </draw:connector>
        <draw:connector draw:style-name="gr8" draw:text-style-name="P5" draw:layer="layout" svg:x1="8.6cm" svg:y1="21.4cm" svg:x2="7.4cm" svg:y2="22.1cm" draw:start-shape="id12" draw:start-glue-point="5" draw:end-shape="id16" draw:end-glue-point="4" svg:d="M8600 21400h-1200v700" svg:viewBox="0 0 1201 701">
          <text:p/>
        </draw:connector>
        <draw:connector draw:style-name="gr8" draw:text-style-name="P5" draw:layer="layout" draw:line-skew="-0.101cm" svg:x1="7.4cm" svg:y1="22.8cm" svg:x2="10.3cm" svg:y2="23.8cm" draw:start-shape="id16" draw:start-glue-point="6" draw:end-shape="id17" draw:end-glue-point="4" svg:d="M7400 22800v400h2900v600" svg:viewBox="0 0 2901 1001">
          <text:p/>
        </draw:connector>
        <draw:connector draw:style-name="gr8" draw:text-style-name="P5" draw:layer="layout" draw:line-skew="1.649cm" svg:x1="17.3cm" svg:y1="19.3cm" svg:x2="10.3cm" svg:y2="23.8cm" draw:start-shape="id14" draw:start-glue-point="6" draw:end-shape="id17" draw:end-glue-point="4" svg:d="M17300 19300v3900h-7000v600" svg:viewBox="0 0 7001 4501">
          <text:p/>
        </draw:connector>
        <draw:connector draw:style-name="gr8" draw:text-style-name="P5" draw:layer="layout" draw:line-skew="1.249cm" svg:x1="4.35cm" svg:y1="20.1cm" svg:x2="10.3cm" svg:y2="23.8cm" draw:start-shape="id15" draw:start-glue-point="6" draw:end-shape="id17" draw:end-glue-point="4" svg:d="M4350 20100v3100h5950v600" svg:viewBox="0 0 5951 3701">
          <text:p/>
        </draw:connector>
        <draw:connector draw:style-name="gr8" draw:text-style-name="P5" draw:layer="layout" draw:type="line" svg:x1="10.3cm" svg:y1="22cm" svg:x2="10.3cm" svg:y2="23.8cm" draw:start-shape="id12" draw:start-glue-point="6" draw:end-shape="id17" draw:end-glue-point="4" svg:d="M10300 22000v1800" svg:viewBox="0 0 1 1801">
          <text:p/>
        </draw:connector>
        <draw:frame draw:style-name="gr11" draw:text-style-name="P4" draw:layer="layout" svg:width="2.6cm" svg:height="0.725cm" svg:x="10.2cm" svg:y="22.3cm">
          <draw:text-box>
            <text:p text:style-name="P3">Stop</text:p>
          </draw:text-box>
        </draw:frame>
        <draw:custom-shape draw:style-name="gr24" draw:text-style-name="P1" xml:id="id18" draw:id="id18" draw:layer="layout" svg:width="3.9cm" svg:height="1.2cm" svg:x="8.3cm" svg:y="25.3cm">
          <text:p text:style-name="P1">Still logged in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5" draw:layer="layout" draw:type="line" svg:x1="10.25cm" svg:y1="26.5cm" svg:x2="10.272cm" svg:y2="27.5cm" draw:start-shape="id18" draw:start-glue-point="6" draw:end-shape="id19" draw:end-glue-point="4" svg:d="M10250 26500l22 1000" svg:viewBox="0 0 23 1001">
          <text:p/>
        </draw:connector>
        <draw:frame draw:style-name="gr25" draw:text-style-name="P4" draw:layer="layout" svg:width="1.4cm" svg:height="0.825cm" svg:x="6.1cm" svg:y="17.275cm">
          <draw:text-box>
            <text:p text:style-name="P3">No</text:p>
          </draw:text-box>
        </draw:frame>
        <draw:frame draw:style-name="gr25" draw:text-style-name="P4" draw:layer="layout" svg:width="1.4cm" svg:height="0.825cm" svg:x="12.2cm" svg:y="25.3cm">
          <draw:text-box>
            <text:p text:style-name="P3">No</text:p>
          </draw:text-box>
        </draw:frame>
        <draw:frame draw:style-name="gr25" draw:text-style-name="P4" draw:layer="layout" svg:width="1.4cm" svg:height="0.825cm" svg:x="11cm" svg:y="13.875cm">
          <draw:text-box>
            <text:p text:style-name="P3">No</text:p>
          </draw:text-box>
        </draw:frame>
        <draw:custom-shape draw:style-name="gr10" draw:text-style-name="P1" xml:id="id20" draw:id="id20" draw:layer="layout" svg:width="4cm" svg:height="0.7cm" svg:x="14.475cm" svg:y="26.508cm">
          <text:p text:style-name="P1">Connect to 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12.2cm" svg:y1="25.9cm" svg:x2="16.475cm" svg:y2="26.508cm" draw:start-shape="id18" draw:start-glue-point="7" draw:end-shape="id20" draw:end-glue-point="4" svg:d="M12200 25900h4275v608" svg:viewBox="0 0 4276 609">
          <text:p/>
        </draw:connector>
        <draw:connector draw:style-name="gr8" draw:text-style-name="P5" draw:layer="layout" svg:x1="14.475cm" svg:y1="26.858cm" svg:x2="10.271cm" svg:y2="27.5cm" draw:start-shape="id20" draw:start-glue-point="5" draw:end-shape="id19" svg:d="M14475 26858h-4204v642" svg:viewBox="0 0 4205 643">
          <text:p/>
        </draw:connector>
        <draw:frame draw:style-name="gr25" draw:text-style-name="P4" draw:layer="layout" svg:width="1.4cm" svg:height="0.825cm" svg:x="10.8cm" svg:y="4.375cm">
          <draw:text-box>
            <text:p text:style-name="P3">No</text:p>
          </draw:text-box>
        </draw:frame>
        <draw:connector draw:style-name="gr8" draw:text-style-name="P5" draw:layer="layout" draw:type="line" svg:x1="8.676cm" svg:y1="9.031cm" svg:x2="8.7cm" svg:y2="9.681cm" draw:start-shape="id7" draw:start-glue-point="6" draw:end-shape="id21" draw:end-glue-point="4" svg:d="M8676 9031l24 650" svg:viewBox="0 0 25 651">
          <text:p/>
        </draw:connector>
        <draw:frame draw:style-name="gr26" draw:text-style-name="P4" draw:layer="layout" svg:width="1.4cm" svg:height="0.725cm" svg:x="10.1cm" svg:y="5.9cm">
          <draw:text-box>
            <text:p text:style-name="P3">No</text:p>
          </draw:text-box>
        </draw:frame>
        <draw:connector draw:style-name="gr8" draw:text-style-name="P5" draw:layer="layout" svg:x1="6.864cm" svg:y1="6.742cm" svg:x2="4.58cm" svg:y2="7.4cm" draw:start-shape="id5" draw:start-glue-point="5" draw:end-shape="id22" draw:end-glue-point="4" svg:d="M6864 6742h-2284v658" svg:viewBox="0 0 2285 659">
          <text:p/>
        </draw:connector>
        <draw:connector draw:style-name="gr8" draw:text-style-name="P5" draw:layer="layout" svg:x1="10.5cm" svg:y1="6.742cm" svg:x2="13.096cm" svg:y2="7.4cm" draw:start-shape="id5" draw:start-glue-point="7" draw:end-shape="id6" draw:end-glue-point="4" svg:d="M10500 6742h2596v658" svg:viewBox="0 0 2597 659">
          <text:p/>
        </draw:connector>
        <draw:connector draw:style-name="gr8" draw:text-style-name="P5" draw:layer="layout" svg:x1="6.36cm" svg:y1="7.75cm" svg:x2="8.676cm" svg:y2="8.331cm" draw:start-shape="id22" draw:start-glue-point="7" draw:end-shape="id7" draw:end-glue-point="4" svg:d="M6360 7750h2316v581" svg:viewBox="0 0 2317 582">
          <text:p/>
        </draw:connector>
        <draw:custom-shape draw:style-name="gr3" draw:text-style-name="P1" xml:id="id23" draw:id="id23" draw:layer="layout" svg:width="3.636cm" svg:height="1.086cm" svg:x="6.864cm" svg:y="11.014cm">
          <text:p text:style-name="P1">Logged in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5" draw:layer="layout" draw:type="line" svg:x1="8.7cm" svg:y1="10.381cm" svg:x2="8.682cm" svg:y2="11.014cm" draw:start-shape="id21" draw:start-glue-point="6" draw:end-shape="id23" draw:end-glue-point="4" svg:d="M8700 10381l-18 633" svg:viewBox="0 0 19 634">
          <text:p/>
        </draw:connector>
        <draw:custom-shape draw:style-name="gr27" draw:text-style-name="P1" xml:id="id24" draw:id="id24" draw:layer="layout" svg:width="6.1cm" svg:height="0.7cm" svg:x="12.1cm" svg:y="11.2cm">
          <text:p text:style-name="P1"><text:span text:style-name="T1">Show Login Prompt</text:span> on <text:span text:style-name="T1">pop-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4" draw:layer="layout" svg:width="1.4cm" svg:height="0.725cm" svg:x="10.9cm" svg:y="10.675cm">
          <draw:text-box>
            <text:p text:style-name="P3">No</text:p>
          </draw:text-box>
        </draw:frame>
        <draw:connector draw:style-name="gr8" draw:text-style-name="P5" draw:layer="layout" draw:type="line" svg:x1="10.5cm" svg:y1="11.557cm" svg:x2="12.1cm" svg:y2="11.55cm" draw:start-shape="id23" draw:start-glue-point="7" draw:end-shape="id24" svg:d="M10500 11557l1600-7" svg:viewBox="0 0 1601 8">
          <text:p/>
        </draw:connector>
        <draw:connector draw:style-name="gr8" draw:text-style-name="P5" draw:layer="layout" draw:type="line" svg:x1="15.15cm" svg:y1="11.9cm" svg:x2="15.2cm" svg:y2="12.5cm" draw:start-shape="id24" draw:start-glue-point="6" draw:end-shape="id25" draw:end-glue-point="4" svg:d="M15150 11900l50 600" svg:viewBox="0 0 51 601">
          <text:p/>
        </draw:connector>
        <draw:connector draw:style-name="gr8" draw:text-style-name="P5" draw:layer="layout" draw:type="line" svg:x1="8.682cm" svg:y1="12.1cm" svg:x2="8.65cm" svg:y2="13.7cm" draw:start-shape="id23" draw:start-glue-point="6" draw:end-shape="id8" svg:d="M8682 12100l-32 1600" svg:viewBox="0 0 33 1601">
          <text:p/>
        </draw:connector>
        <draw:connector draw:style-name="gr8" draw:text-style-name="P5" draw:layer="layout" svg:x1="11.7cm" svg:y1="12.85cm" svg:x2="8.65cm" svg:y2="13.7cm" draw:start-shape="id25" draw:start-glue-point="5" draw:end-shape="id8" draw:end-glue-point="4" svg:d="M11700 12850h-3050v850" svg:viewBox="0 0 3051 851">
          <text:p/>
        </draw:connector>
        <draw:custom-shape draw:style-name="gr10" draw:text-style-name="P1" xml:id="id17" draw:id="id17" draw:layer="layout" svg:width="4cm" svg:height="0.7cm" svg:x="8.3cm" svg:y="23.8cm">
          <text:p text:style-name="P1">Close <text:span text:style-name="T1">pop-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0.3cm" svg:y1="24.5cm" svg:x2="10.25cm" svg:y2="25.3cm" draw:start-shape="id17" draw:start-glue-point="6" draw:end-shape="id18" draw:end-glue-point="4" svg:d="M10300 24500l-50 800" svg:viewBox="0 0 5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5:02:44.402000000</meta:creation-date>
    <dc:date>2016-01-21T11:02:43.959000000</dc:date>
    <meta:editing-duration>PT1H13M3S</meta:editing-duration>
    <meta:editing-cycles>10</meta:editing-cycles>
    <meta:generator>LibreOffice/5.0.1.2$Windows_X86_64 LibreOffice_project/81898c9f5c0d43f3473ba111d7b351050be20261</meta:generator>
    <meta:document-statistic meta:object-count="69"/>
  </office:meta>
</office:document-meta>
</file>